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eee3" officeooo:paragraph-rsid="001aeee3" style:font-weight-asian="bold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3faf46" loext:opacity="100%" fo:font-weight="bold" style:font-weight-asian="bold" style:font-weight-complex="bold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aeee3" officeooo:paragraph-rsid="001aeee3" fo:background-color="#000000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aeee3" officeooo:paragraph-rsid="001aeee3" fo:background-color="#f6f6f4"/>
    </style:style>
    <style:style style:name="P9" style:family="paragraph" style:parent-style-name="Standard">
      <style:text-properties fo:color="#000000" loext:opacity="100%" style:font-name="Droid Sans Mono" fo:font-size="15pt" fo:font-weight="normal" officeooo:rsid="001a85a9" officeooo:paragraph-rsid="001a85a9" fo:background-color="transparent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0000" loext:opacity="100%" style:font-name="Droid Sans Mono" fo:font-size="11pt" fo:font-weight="normal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1pt" fo:font-weight="normal" fo:background-color="transparent" style:font-size-asian="11pt" style:font-size-complex="11pt"/>
    </style:style>
    <style:style style:name="P12" style:family="paragraph" style:parent-style-name="Standard">
      <style:paragraph-properties style:line-height-at-least="0.503cm"/>
      <style:text-properties fo:color="#000000" loext:opacity="100%" fo:font-weight="bold" officeooo:rsid="001aeee3" officeooo:paragraph-rsid="001aeee3" fo:background-color="#ffff00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000000" loext:opacity="100%" fo:font-size="11pt" fo:background-color="transparent" style:font-size-asian="11pt" style:font-size-complex="11pt"/>
    </style:style>
    <style:style style:name="P14" style:family="paragraph" style:parent-style-name="Standard">
      <style:paragraph-properties style:line-height-at-least="0.503cm">
        <style:tab-stops>
          <style:tab-stop style:position="8.652cm"/>
        </style:tab-stops>
      </style:paragraph-properties>
      <style:text-properties fo:color="#800080" loext:opacity="100%" style:font-name="Droid Sans Mono" fo:font-size="10.5pt" fo:font-weight="normal" officeooo:rsid="001aeee3" officeooo:paragraph-rsid="001aeee3" fo:background-color="transparent"/>
    </style:style>
    <style:style style:name="T1" style:family="text">
      <style:text-properties fo:color="#ff0000" loext:opacity="100%"/>
    </style:style>
    <style:style style:name="T2" style:family="text">
      <style:text-properties fo:color="#ed4c05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800080" loext:opacity="100%"/>
    </style:style>
    <style:style style:name="T5" style:family="text">
      <style:text-properties fo:color="#ff860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=</text:span> TAL COISA É IGUAL A TAL COISA, EX: 9 = 2 (TÁ AFIRMANDO QUE É IGUAL A 2)</text:p>
      <text:p text:style-name="P5"><text:span text:style-name="T1">&gt;=</text:span> MAIOR OU IGUAL</text:p>
      <text:p text:style-name="P5"><text:span text:style-name="T1">&lt;=</text:span> MENOR OU IGUAL</text:p>
      <text:p text:style-name="P5"><text:span text:style-name="T1">==</text:span> VERIFICAR SE UMA COISA É IGUAL A OUTRA, EX: 9 == 2 (VAI VERIFICAR SE O 9 É IGUAL AO 2)</text:p>
      <text:p text:style-name="P5"><text:span text:style-name="T1">!=</text:span> DIFERENTE</text:p>
      <text:p text:style-name="P1"/>
      <text:p text:style-name="P1"/>
      <text:p text:style-name="P1"/>
      <text:p text:style-name="P3">EXPRESSÕES RELACIONAIS</text:p>
      <text:p text:style-name="P1"/>
      <text:p text:style-name="P1"><text:s text:c="4"/><text:span text:style-name="T2">expressão == expressão : </text:span>Retorna verdadeiro quando as expressões forem iguais.</text:p>
      <text:p text:style-name="P4"/>
      <text:p text:style-name="P4"><text:s text:c="4"/>&gt;&gt;&gt; 9 == 9</text:p>
      <text:p text:style-name="P4"><text:s text:c="4"/>True</text:p>
      <text:p text:style-name="P4"><text:s text:c="4"/>&gt;&gt;&gt; 9 == 9.0 <text:s text:c="2"/>#&lt;-- note este exemplo - compara OK int e float</text:p>
      <text:p text:style-name="P4"><text:s text:c="4"/>True</text:p>
      <text:p text:style-name="P4"><text:s text:c="4"/>&gt;&gt;&gt; 9 == 10</text:p>
      <text:p text:style-name="P4"><text:s text:c="4"/>False</text:p>
      <text:p text:style-name="P4"><text:s text:c="4"/>&gt;&gt;&gt; 9 == 9.0000001</text:p>
      <text:p text:style-name="P4"><text:s text:c="4"/>False</text:p>
      <text:p text:style-name="P4"><text:s text:c="4"/>&gt;&gt;&gt; </text:p>
      <text:p text:style-name="P1"/>
      <text:p text:style-name="P1"><text:s text:c="4"/><text:span text:style-name="T2">expressão != expressão :</text:span> Retorna verdadeiro quando as expressões forem diferentes.</text:p>
      <text:p text:style-name="P1"/>
      <text:p text:style-name="P1"><text:s text:c="2"/><text:span text:style-name="T2"><text:s text:c="2"/>expressão &gt;&gt; expressão :</text:span> Retorna verdadeiro quando a expressão da esquerda tiver valor maior que a expressão da direita.</text:p>
      <text:p text:style-name="P1"/>
      <text:p text:style-name="P1"><text:s text:c="4"/><text:span text:style-name="T2">expressão &lt;&lt; expressão :</text:span> Retorna verdadeiro quando a expressão da esquerda tiver valor menor que a expressão da direita.</text:p>
      <text:p text:style-name="P1"/>
      <text:p text:style-name="P3">EXPRESSÕES RELACIONAIS</text:p>
      <text:p text:style-name="P1"/>
      <text:p text:style-name="P1"><text:s text:c="3"/><text:span text:style-name="T2"><text:s/>expressão &gt;=&gt;= expressão :</text:span> Retorna verdadeiro quando a expressão da esquerda tiver valor maior ou igual que a expressão da direita.</text:p>
      <text:p text:style-name="P1"/>
      <text:p text:style-name="P1"><text:s text:c="4"/><text:span text:style-name="T2">expressão &lt;=&lt;= expressão :</text:span> Retorna verdadeiro quando a expressão da esquerda tiver valor menor ou igual que a expressão da direita.</text:p>
      <text:p text:style-name="P1"/>
      <text:p text:style-name="P2"/>
      <text:p text:style-name="P1"/>
      <text:p text:style-name="P1"/>
      <text:p text:style-name="P3">O que será impresso pelo programa?</text:p>
      <text:p text:style-name="P1"/>
      <text:p text:style-name="P4">print(9 &gt; 3)</text:p>
      <text:p text:style-name="P4"><text:s text:c="2"/></text:p>
      <text:p text:style-name="P4">print( (3*4)/2 != (2*3) )</text:p>
      <text:p text:style-name="P4"/>
      <text:p text:style-name="P4">a = 1;</text:p>
      <text:p text:style-name="P4">b = -1;</text:p>
      <text:p text:style-name="P4">print(a!=b);</text:p>
      <text:p text:style-name="P4"/>
      <text:p text:style-name="P9"><text:soft-page-break/>EXEMPLO DA AULA DO WALKER</text:p>
      <text:p text:style-name="P10">x = 18</text:p>
      <text:p text:style-name="P11">y = 15</text:p>
      <text:p text:style-name="P13"/>
      <text:p text:style-name="P11">if x &lt; y:</text:p>
      <text:p text:style-name="P11"><text:s text:c="4"/>print("x é menor que y")</text:p>
      <text:p text:style-name="P11">elif x &gt; y:</text:p>
      <text:p text:style-name="P11"><text:s text:c="4"/>print("x é maior que y")</text:p>
      <text:p text:style-name="P11">else:</text:p>
      <text:p text:style-name="P11"><text:s text:c="4"/>print("x é igual a y")</text:p>
      <text:p text:style-name="P6"/>
      <text:p text:style-name="P14">ELIF <text:span text:style-name="T3">É COMO SE FOSSE AQUELE BLOCO DO </text:span><text:span text:style-name="T5">SCRATCH</text:span><text:span text:style-name="T3"> QUE TEM A FUNÇÃO</text:span> IF/ELSE<text:span text:style-name="T3">, MAS ELE FAZ APENAS A PARTE DO </text:span>IF<text:span text:style-name="T3">, O </text:span>ELSE<text:span text:style-name="T3"> VEM DEPOIS.</text:span></text:p>
      <text:p text:style-name="P6"/>
      <text:p text:style-name="P8"/>
      <text:p text:style-name="P7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1:51:47.051415781</meta:creation-date>
    <dc:date>2024-11-11T12:07:24.721235208</dc:date>
    <meta:editing-duration>PT4M56S</meta:editing-duration>
    <meta:editing-cycles>1</meta:editing-cycles>
    <meta:document-statistic meta:table-count="0" meta:image-count="0" meta:object-count="0" meta:page-count="2" meta:paragraph-count="39" meta:word-count="270" meta:character-count="1462" meta:non-whitespace-character-count="1153"/>
    <meta:generator>LibreOffice/7.3.7.2$Linux_X86_64 LibreOffice_project/30$Build-2</meta:generator>
  </office:meta>
</office:document-meta>
</file>